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1.243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0.490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661in" fo:break-before="auto" style:use-optimal-row-height="true"/>
    </style:style>
    <style:style style:name="ta1" style:family="table" style:master-page-name="PageStyle_5f_部屋番">
      <style:table-properties table:display="true" style:writing-mode="lr-tb"/>
    </style:style>
    <style:style style:name="ta2" style:family="table" style:master-page-name="PageStyle_5f_2017.11">
      <style:table-properties table:display="true" style:writing-mode="lr-tb"/>
    </style:style>
    <style:style style:name="ta3" style:family="table" style:master-page-name="PageStyle_5f_2017.12">
      <style:table-properties table:display="true" style:writing-mode="lr-tb"/>
    </style:style>
    <style:style style:name="ta4" style:family="table" style:master-page-name="PageStyle_5f_2018.1">
      <style:table-properties table:display="true" style:writing-mode="lr-tb"/>
    </style:style>
    <style:style style:name="ta5" style:family="table" style:master-page-name="PageStyle_5f_2018.2">
      <style:table-properties table:display="true" style:writing-mode="lr-tb"/>
    </style:style>
    <style:style style:name="ta6" style:family="table" style:master-page-name="PageStyle_5f_2018.2_28_2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部屋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3" office:value-type="string" calcext:value-type="string">
            <text:p>平松兄</text:p>
          </table:table-cell>
          <table:table-cell table:number-columns-repeated="102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22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康姉</text:p>
          </table:table-cell>
          <table:table-cell table:number-columns-repeated="1022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3" office:value-type="string" calcext:value-type="string">
            <text:p>吉田兄</text:p>
          </table:table-cell>
          <table:table-cell table:number-columns-repeated="1022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山岸兄</text:p>
          </table:table-cell>
          <table:table-cell table:number-columns-repeated="1022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3" office:value-type="string" calcext:value-type="string">
            <text:p>呉兄</text:p>
          </table:table-cell>
          <table:table-cell table:number-columns-repeated="1022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3" office:value-type="string" calcext:value-type="string">
            <text:p>姜兄</text:p>
          </table:table-cell>
          <table:table-cell table:number-columns-repeated="102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3" office:value-type="string" calcext:value-type="string">
            <text:p>浜村兄</text:p>
          </table:table-cell>
          <table:table-cell table:number-columns-repeated="1022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office:value-type="string" calcext:value-type="string">
            <text:p>浅海兄</text:p>
          </table:table-cell>
          <table:table-cell table:number-columns-repeated="1022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3" office:value-type="string" calcext:value-type="string">
            <text:p>徳永兄</text:p>
          </table:table-cell>
          <table:table-cell table:number-columns-repeated="1022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3" office:value-type="string" calcext:value-type="string">
            <text:p>佐藤姉</text:p>
          </table:table-cell>
          <table:table-cell table:number-columns-repeated="1022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3" office:value-type="string" calcext:value-type="string">
            <text:p>伊村兄</text:p>
          </table:table-cell>
          <table:table-cell table:number-columns-repeated="1022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3" office:value-type="string" calcext:value-type="string">
            <text:p>藤木兄</text:p>
          </table:table-cell>
          <table:table-cell table:number-columns-repeated="1022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3" office:value-type="string" calcext:value-type="string">
            <text:p>松永姉</text:p>
          </table:table-cell>
          <table:table-cell table:number-columns-repeated="1022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3" office:value-type="string" calcext:value-type="string">
            <text:p>徐兄</text:p>
          </table:table-cell>
          <table:table-cell table:number-columns-repeated="1022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藤原兄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3" office:value-type="string" calcext:value-type="string">
            <text:p>金姉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3" office:value-type="string" calcext:value-type="string">
            <text:p>井下姉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3" office:value-type="string" calcext:value-type="string">
            <text:p>草間姉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.11" table:style-name="ta2">
        <office:forms form:automatic-focus="false" form:apply-design-mode="false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default-cell-style-name="ce5"/>
        <table:table-column table:style-name="co5" table:number-columns-repeated="1015" table:default-cell-style-name="ce5"/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金姉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井下姉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草間姉</text:p>
          </table:table-cell>
          <table:table-cell/>
          <table:table-cell table:style-name="ce21"/>
          <table:table-cell table:number-columns-repeated="1013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公開講演会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徳永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1回聖研準備会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水</text:p>
          </table:table-cell>
          <table:table-cell table:style-name="ce18" office:value-type="string" calcext:value-type="string">
            <text:p>全体合唱練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伊村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Default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土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火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4" office:value-type="string" calcext:value-type="string">
            <text:p>29日</text:p>
          </table:table-cell>
          <table:table-cell table:style-name="ce8" office:value-type="string" calcext:value-type="string">
            <text:p>水</text:p>
          </table:table-cell>
          <table:table-cell table:style-name="ce18" office:value-type="string" calcext:value-type="string">
            <text:p>全体合唱練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1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藤原兄</text:p>
          </table:table-cell>
          <table:table-cell table:style-name="ce11"/>
          <table:table-cell table:style-name="ce6" office:value-type="string" calcext:value-type="string">
            <text:p>11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number-columns-repeated="3"/>
          <table:table-cell table:style-name="ce12"/>
          <table:table-cell table:style-name="ce15"/>
          <table:table-cell table:style-name="ce16"/>
          <table:table-cell table:style-name="ce20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17"/>
          <table:table-cell office:value-type="string" calcext:value-type="string">
            <text:p>来月　姜～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.12" table:style-name="ta3">
        <office:forms form:automatic-focus="false" form:apply-design-mode="false"/>
        <table:table-column table:style-name="co4" table:default-cell-style-name="ce23"/>
        <table:table-column table:style-name="co8" table:number-columns-repeated="2" table:default-cell-style-name="ce23"/>
        <table:table-column table:style-name="co6" table:default-cell-style-name="ce23"/>
        <table:table-column table:style-name="co4" table:default-cell-style-name="ce23"/>
        <table:table-column table:style-name="co8" table:number-columns-repeated="3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5"/>
          <table:table-cell table:number-columns-repeated="1013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聖研反省会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5"/>
          <table:table-cell table:number-columns-repeated="1013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/>
          <table:table-cell table:style-name="ce21"/>
          <table:table-cell table:number-columns-repeated="1013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浅海兄</text:p>
          </table:table-cell>
          <table:table-cell table:style-name="ce2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水</text:p>
          </table:table-cell>
          <table:table-cell table:style-name="ce18" office:value-type="string" calcext:value-type="string">
            <text:p>全体合唱練習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クリスマス祝会</text:p>
          </table:table-cell>
          <table:table-cell table:style-name="ce5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月</text:p>
          </table:table-cell>
          <table:table-cell table:style-name="ce9" office:value-type="string" calcext:value-type="string">
            <text:p>クリスマス祝会反省会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徳永兄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水</text:p>
          </table:table-cell>
          <table:table-cell table:style-name="ce24" office:value-type="string" calcext:value-type="string">
            <text:p>佐藤姉入舎早祷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伊村兄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29日</text:p>
          </table:table-cell>
          <table:table-cell table:style-name="ce8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1"/>
          <table:table-cell table:style-name="ce6" office:value-type="string" calcext:value-type="string">
            <text:p>12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土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2">
          <table:table-cell table:style-name="ce22" table:number-columns-repeated="2"/>
          <table:table-cell table:number-columns-repeated="3"/>
          <table:table-cell table:style-name="ce6" office:value-type="string" calcext:value-type="string">
            <text:p>12月</text:p>
          </table:table-cell>
          <table:table-cell table:style-name="ce14" office:value-type="string" calcext:value-type="string">
            <text:p>3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17"/>
          <table:table-cell table:style-name="ce5"/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姜～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徐金＋１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1" table:style-name="ta4">
        <office:forms form:automatic-focus="false" form:apply-design-mode="false"/>
        <table:table-column table:style-name="co4" table:default-cell-style-name="ce23"/>
        <table:table-column table:style-name="co8" table:number-columns-repeated="2" table:default-cell-style-name="ce23"/>
        <table:table-column table:style-name="co6" table:default-cell-style-name="ce23"/>
        <table:table-column table:style-name="co4" table:default-cell-style-name="ce23"/>
        <table:table-column table:style-name="co8" table:number-columns-repeated="3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分団祈祷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木</text:p>
          </table:table-cell>
          <table:table-cell table:style-name="ce26" office:value-type="string" calcext:value-type="string">
            <text:p>OB座談会</text:p>
          </table:table-cell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浅海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1回聖研準備会</text:p>
          </table:table-cell>
          <table:table-cell table:style-name="ce5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水</text:p>
          </table:table-cell>
          <table:table-cell table:style-name="ce25" office:value-type="string" calcext:value-type="string">
            <text:p>金姉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佐藤姉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聖研反省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伊村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2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藤木兄</text:p>
          </table:table-cell>
          <table:table-cell table:style-name="ce11"/>
          <table:table-cell table:style-name="ce6" office:value-type="string" calcext:value-type="string">
            <text:p>1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22" table:number-columns-repeated="2"/>
          <table:table-cell table:number-columns-repeated="3"/>
          <table:table-cell table:style-name="ce6" office:value-type="string" calcext:value-type="string">
            <text:p>1月</text:p>
          </table:table-cell>
          <table:table-cell table:style-name="ce14" office:value-type="string" calcext:value-type="string">
            <text:p>31日</text:p>
          </table:table-cell>
          <table:table-cell table:style-name="ce8" office:value-type="string" calcext:value-type="string">
            <text:p>水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5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17"/>
          <table:table-cell table:style-name="ce5"/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康姉～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2(改)" table:style-name="ta5">
        <office:forms form:automatic-focus="false" form:apply-design-mode="false"/>
        <table:table-column table:style-name="co9" table:number-columns-repeated="2" table:default-cell-style-name="ce23"/>
        <table:table-column table:style-name="co10" table:default-cell-style-name="ce23"/>
        <table:table-column table:style-name="co6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第1回聖研準備会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聖研反省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松永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style-name="ce5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呉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水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4">
          <table:table-cell table:style-name="ce22" table:number-columns-repeated="2"/>
          <table:table-cell table:style-name="Default" table:number-columns-repeated="2"/>
          <table:table-cell/>
          <table:table-cell table:style-name="ce5" table:number-columns-repeated="3"/>
          <table:table-cell table:style-name="ce5" office:value-type="string" calcext:value-type="string">
            <text:p>退舎早祷の時期：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style-name="ce5" office:value-type="string" calcext:value-type="string">
            <text:p>草間姉３月中旬、金姉３月いつでも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5" table:number-columns-repeated="2"/>
          <table:table-cell table:number-columns-repeated="3"/>
          <table:table-cell table:style-name="ce17"/>
          <table:table-cell table:style-name="ce5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草間姉～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徳永兄+１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3" table:style-name="ta6">
        <office:forms form:automatic-focus="false" form:apply-design-mode="false"/>
        <table:table-column table:style-name="co9" table:number-columns-repeated="2" table:default-cell-style-name="ce23"/>
        <table:table-column table:style-name="co10" table:default-cell-style-name="ce23"/>
        <table:table-column table:style-name="co6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5"/>
          <table:table-cell table:number-columns-repeated="1013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3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/>
          <table:table-cell table:number-columns-repeated="1013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style-name="ce2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21"/>
          <table:table-cell table:number-columns-repeated="1013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3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style-name="ce2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藤木兄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木</text:p>
          </table:table-cell>
          <table:table-cell table:style-name="ce1" office:value-type="string" calcext:value-type="string">
            <text:p>山岸兄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修養会</text:p>
          </table:table-cell>
          <table:table-cell table:style-name="ce5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土</text:p>
          </table:table-cell>
          <table:table-cell table:style-name="ce27" office:value-type="string" calcext:value-type="string">
            <text:p>呉兄退舎早祷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修養会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月</text:p>
          </table:table-cell>
          <table:table-cell table:style-name="ce27" office:value-type="string" calcext:value-type="string">
            <text:p>金姉退舎早祷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水</text:p>
          </table:table-cell>
          <table:table-cell table:style-name="ce27" office:value-type="string" calcext:value-type="string">
            <text:p>草間姉退舎早祷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浅海兄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29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3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予餞会</text:p>
          </table:table-cell>
          <table:table-cell table:style-name="ce11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30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6">
          <table:table-cell table:style-name="ce22" table:number-columns-repeated="2"/>
          <table:table-cell table:number-columns-repeated="3"/>
          <table:table-cell table:style-name="ce6" office:value-type="string" calcext:value-type="string">
            <text:p>3月</text:p>
          </table:table-cell>
          <table:table-cell table:style-name="ce13" office:value-type="string" calcext:value-type="string">
            <text:p>31日</text:p>
          </table:table-cell>
          <table:table-cell table:style-name="ce8" office:value-type="string" calcext:value-type="string">
            <text:p>土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/>
          <table:table-cell table:style-name="ce5" office:value-type="string" calcext:value-type="string">
            <text:p>退舎早祷の時期の希望：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5"/>
          <table:table-cell table:style-name="ce5" office:value-type="string" calcext:value-type="string">
            <text:p>草間姉３月中旬以降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7"/>
          <table:table-cell table:style-name="ce5" office:value-type="string" calcext:value-type="string">
            <text:p>金姉３月いつでも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呉兄３月いつでも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康姉～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4" table:style-name="ta5">
        <office:forms form:automatic-focus="false" form:apply-design-mode="false"/>
        <table:table-column table:style-name="co9" table:number-columns-repeated="2" table:default-cell-style-name="ce23"/>
        <table:table-column table:style-name="co10" table:default-cell-style-name="ce23"/>
        <table:table-column table:style-name="co6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7" table:default-cell-style-name="ce23"/>
        <table:table-column table:style-name="co8" table:number-columns-repeated="1015" table:default-cell-style-name="ce23"/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総会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16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2日</text:p>
          </table:table-cell>
          <table:table-cell table:style-name="ce8" office:value-type="string" calcext:value-type="string">
            <text:p>金</text:p>
          </table:table-cell>
          <table:table-cell table:style-name="ce9" office:value-type="string" calcext:value-type="string">
            <text:p>休み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17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/>
          <table:table-cell table:number-columns-repeated="1013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3日</text:p>
          </table:table-cell>
          <table:table-cell table:style-name="ce8" office:value-type="string" calcext:value-type="string">
            <text:p>土</text:p>
          </table:table-cell>
          <table:table-cell table:style-name="ce9" office:value-type="string" calcext:value-type="string">
            <text:p>第1回聖研準備会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18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/>
          <table:table-cell table:style-name="ce21"/>
          <table:table-cell table:number-columns-repeated="1013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4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19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5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2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0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聖研反省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6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2回聖研準備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1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7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2日</text:p>
          </table:table-cell>
          <table:table-cell table:style-name="ce8" office:value-type="string" calcext:value-type="string">
            <text:p>木</text:p>
          </table:table-cell>
          <table:table-cell table:style-name="ce3" office:value-type="string" calcext:value-type="string">
            <text:p>松永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8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合同祈祷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3日</text:p>
          </table:table-cell>
          <table:table-cell table:style-name="ce8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9日</text:p>
          </table:table-cell>
          <table:table-cell table:style-name="ce8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style-name="ce5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4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0日</text:p>
          </table:table-cell>
          <table:table-cell table:style-name="ce8" office:value-type="string" calcext:value-type="string">
            <text:p>土</text:p>
          </table:table-cell>
          <table:table-cell table:style-name="ce3" office:value-type="string" calcext:value-type="string">
            <text:p>呉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5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1日</text:p>
          </table:table-cell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主日礼拝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6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2日</text:p>
          </table:table-cell>
          <table:table-cell table:style-name="ce8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4" office:value-type="string" calcext:value-type="string">
            <text:p>27日</text:p>
          </table:table-cell>
          <table:table-cell table:style-name="ce8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3日</text:p>
          </table:table-cell>
          <table:table-cell table:style-name="ce8" office:value-type="string" calcext:value-type="string">
            <text:p>火</text:p>
          </table:table-cell>
          <table:table-cell table:style-name="ce9" office:value-type="string" calcext:value-type="string">
            <text:p>第3回聖研準備会</text:p>
          </table:table-cell>
          <table:table-cell table:style-name="ce11"/>
          <table:table-cell table:style-name="ce6" office:value-type="string" calcext:value-type="string">
            <text:p>2月</text:p>
          </table:table-cell>
          <table:table-cell table:style-name="ce13" office:value-type="string" calcext:value-type="string">
            <text:p>28日</text:p>
          </table:table-cell>
          <table:table-cell table:style-name="ce8" office:value-type="string" calcext:value-type="string">
            <text:p>水</text:p>
          </table:table-cell>
          <table:table-cell table:style-name="ce19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4日</text:p>
          </table:table-cell>
          <table:table-cell table:style-name="ce8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3">
          <table:table-cell table:style-name="ce6" office:value-type="string" calcext:value-type="string">
            <text:p>2月</text:p>
          </table:table-cell>
          <table:table-cell table:style-name="ce6" office:value-type="string" calcext:value-type="string">
            <text:p>15日</text:p>
          </table:table-cell>
          <table:table-cell table:style-name="ce8" office:value-type="string" calcext:value-type="string">
            <text:p>木</text:p>
          </table:table-cell>
          <table:table-cell table:style-name="ce9" office:value-type="string" calcext:value-type="string">
            <text:p>聖書研究会</text:p>
          </table:table-cell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4">
          <table:table-cell table:style-name="ce22" table:number-columns-repeated="2"/>
          <table:table-cell table:style-name="Default" table:number-columns-repeated="2"/>
          <table:table-cell/>
          <table:table-cell table:style-name="ce5" table:number-columns-repeated="3"/>
          <table:table-cell table:style-name="ce5" office:value-type="string" calcext:value-type="string">
            <text:p>退舎早祷の時期：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style-name="ce5" office:value-type="string" calcext:value-type="string">
            <text:p>草間姉３月中旬、金姉３月いつでも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5" table:number-columns-repeated="2"/>
          <table:table-cell table:number-columns-repeated="3"/>
          <table:table-cell table:style-name="ce17"/>
          <table:table-cell table:style-name="ce5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草間姉～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number-columns-repeated="4"/>
          <table:table-cell office:value-type="string" calcext:value-type="string">
            <text:p>徳永兄+１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部屋番" style:display-name="PageStyle_部屋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.1" style:display-name="PageStyle_2018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" style:display-name="PageStyle_2018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_28_2_29_" style:display-name="PageStyle_2018.2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1" style:display-name="PageStyle_2017.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2" style:display-name="PageStyle_2017.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1:05:21</meta:creation-date>
    <meta:initial-creator>hyejookim</meta:initial-creator>
    <dc:language>en-US</dc:language>
    <meta:print-date>2016-05-23T00:14:47</meta:print-date>
    <dc:date>2018-02-21T23:23:16.840089631</dc:date>
    <meta:editing-cycles>0</meta:editing-cycles>
    <meta:editing-duration>P0D</meta:editing-duration>
    <meta:generator>LibreOffice/4.2.8.2$Linux_x86 LibreOffice_project/420m0$Build-2</meta:generator>
    <meta:document-statistic meta:table-count="7" meta:cell-count="784" meta:object-count="0"/>
  </office:meta>
</office:document-meta>
</file>